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d11" officeooo:paragraph-rsid="00002d11"/>
    </style:style>
    <style:style style:name="T1" style:family="text">
      <style:text-properties officeooo:rsid="00013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suis le test 3 <text:span text:style-name="T1">ou sa modif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2-18T11:18:57.880000000</dc:date>
    <meta:editing-duration>PT27S</meta:editing-duration>
    <meta:editing-cycles>2</meta:editing-cycles>
    <meta:document-statistic meta:table-count="0" meta:image-count="0" meta:object-count="0" meta:page-count="1" meta:paragraph-count="1" meta:word-count="8" meta:character-count="36" meta:non-whitespace-character-count="29"/>
  </office:meta>
</office:document-meta>
</file>